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rebuchet MS" svg:font-family="'Trebuchet M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2" style:family="paragraph" style:parent-style-name="Text_20_body">
      <style:paragraph-properties fo:margin-top="0in" fo:margin-bottom="0in" style:contextual-spacing="false" fo:line-height="114%"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3" style:family="paragraph" style:parent-style-name="Text_20_body">
      <style:paragraph-properties fo:margin-top="0in" fo:margin-bottom="0in" style:contextual-spacing="false" fo:line-height="114%"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4" style:family="paragraph" style:parent-style-name="Text_20_body">
      <style:paragraph-properties fo:margin-top="0in" fo:margin-bottom="0in" style:contextual-spacing="false" fo:line-height="114%" style:writing-mode="lr-tb"/>
    </style:style>
    <style:style style:name="P5" style:family="paragraph" style:parent-style-name="Text_20_body">
      <style:paragraph-properties fo:margin-top="0in" fo:margin-bottom="0in" style:contextual-spacing="false" fo:line-height="114%" fo:text-align="justify" style:justify-single-word="false" style:writing-mode="lr-tb"/>
    </style:style>
    <style:style style:name="P6" style:family="paragraph" style:parent-style-name="Heading_20_2">
      <style:text-properties fo:font-variant="normal" fo:text-transform="none" fo:color="#000000" style:text-line-through-style="none" style:text-line-through-type="none" style:font-name="Trebuchet MS" fo:font-size="12.75pt" fo:font-style="normal" style:text-underline-style="none" fo:font-weight="bold" style:text-blinking="false" fo:background-color="transparent"/>
    </style:style>
    <style:style style:name="T1" style:family="text">
      <style:text-properties style:font-name="Arial" fo:font-size="11.25pt" fo:font-style="normal" fo:font-weight="normal"/>
    </style:style>
    <style:style style:name="T2" style:family="text">
      <style:text-properties fo:font-variant="normal" fo:text-transform="none" fo:color="#1155cc" style:text-line-through-style="none" style:text-line-through-type="none" style:font-name="Arial" fo:font-size="11.25pt" fo:font-style="normal" style:text-underline-style="solid" style:text-underline-width="auto" style:text-underline-color="font-color"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officeooo:rsid="00122018"/>
    </style:style>
    <style:style style:name="T6" style:family="text">
      <style:text-properties officeooo:rsid="00133f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text:bookmark text:name="docs-internal-guid-4d2e219d-b20a-22fd-43a9-cf1b5d6c5418"/>Pressemitteilung TU Berlin <text:span text:style-name="T5">MeshCon '14</text:span></text:h>
      <text:p text:style-name="P1"><text:span text:style-name="T6">Berlin, </text:span>29. Sep. 2014</text:p>
      <text:p text:style-name="Text_20_body"/>
      <text:p text:style-name="P2">MeshCon’14, Berlin, 10.-15. Oktober, TU Berlin: Nach Manier des Bauhauses treffen in Berlin internationale Modegestalter/innen, Digital-Kreative und Industrie zur Meshcon ‘14 aufeinander. Auf der Konferenz geht es um eine Bekleidung für das 21. Jahrhundert, die alle Chancen des Digitalen für Fertigung, Gestaltung und Distribution ausschöpft. So wird beispielsweise T. Thunderbird (US), Studiomanagerin bei Stefano Pilati, vormals Yves Saint Laurent, einen Vortrag zum Digitalen Designstudio beisteuern.</text:p>
      <text:p text:style-name="Text_20_body"/>
      <text:p text:style-name="P3">“<text:span text:style-name="T1">Faire und umweltfreundliche Textilien sind mit dem gegenwärtigen Produktionsmodell in Asien kaum möglich. Wir wollen Kleidung wieder vor Ort in Deutschland herstellen. Das geht nur mit Hochtechnologie. Bei der MeshCon beschäftigen wir uns mit den praktischen Fragen der Umsetzung.” erklärt Melanie Stilz (TU Berlin) die Ziele der Veranstaltung. </text:span></text:p>
      <text:p text:style-name="Text_20_body"/>
      <text:p text:style-name="P2">Die besonderen Chancen liegen in der engen Verzahnung von Digitalwirtschaft und Modewirtschaft betont Prof. Dr. Liudger Dienel, der die MeshCon mit seinem Lehrstuhl an der TU Berlin begleitet: “Wir müssen aktiv am digitalen Fortschritt in der individualisierten Produktion arbeiten, um in Deutschland weiterhin vorn dabei zu sein. Dazu brauchen wir interdisziplinäre Forschungsprojekte zusammen mit aktiven Kunden/innen (Prosumer),  IT-Entwicklern und Modemachern.”</text:p>
      <text:p text:style-name="Text_20_body"/>
      <text:p text:style-name="P2">Mario Behling, Startup-Gründer und Initiator der Eventreihe ist optimistisch für die Industrie und Wirtschaft: “Wir entwickeln die Technologien, die lokale Produktion möglich machen. Mit der digitalen Dividende rechnen wir mit einem sprunghaften Wandel der Textilwirtschaft innerhalb von wenigen Jahren. Technologien ermöglichen auch ganz neuartige Textilien mit integrierten Smart Devices in Wearables. Hier erwarten uns interessante Vorträge, wie zum Beispiel von Prof. Dr. Gesche Joost von der Universität der Künste und den Telekom Innovation Laboratories.”</text:p>
      <text:p text:style-name="Text_20_body"/>
      <text:p text:style-name="P3">“<text:span text:style-name="T1">Digitales und Textiles als Mesh-Up. Eine sehr dynamische Szene. Wir freuen uns auf die führenden Köpfe in dem Bereich bei der MeshCon in Berlin.”, ergänzt André Rebentisch, der Kurator der Event-Reihe. Die MeshCon soll mittelfristig eine Schnittstelle zwischen digitalen FashionTec-Startups und der Wirtschaftsförderung bilden. Neben der MeshCon ‘14 sind zahlreiche Meetups und Treffen der Textilwirtschaft über das ganze Jahr fest geplant.</text:span></text:p>
      <text:p text:style-name="Text_20_body"/>
      <text:p text:style-name="P3">“<text:span text:style-name="T1">Wir wünschen uns ein flexibles Kompetenzzentrum in der Mitte Berlins, wo Universitäten, Hochschulen und Startups kontinuierlich zusammen an partizipativer Produktentwicklung und Design Thinking arbeiten. Junge Unternehmen mit ihren internationalen Mitarbeiter/innen sollen hier Platz und Ressourcen finden, um die Zukunft der globalen Textilindustrie positiv zu gestalten.”, formuliert Prof. Dr. Liudger Dienel seine weiteren Erwartungen.</text:span></text:p>
      <text:p text:style-name="Text_20_body"/>
      <text:p text:style-name="P2">Außer der TU Berlin sind Partner und Förderer der Veranstaltungsreihe der Wikimedia e.V. Deutschland, der FFII e.V., die BBW Hochschule Berlin, das Netzwerk Mode und Textil e.V., der <text:soft-page-break/>Nadelwald Co-Sewing Space, die Mozilla-Community, die Berliner Senatsverwaltung für Wirtschaft, Technologie und Forschung und die Deutsche Kinder- und Jugendstiftung mit dem Partner O2 Telefonica.</text:p>
      <text:p text:style-name="Text_20_body"/>
      <text:p text:style-name="P2">Website und Anmeldung:</text:p>
      <text:p text:style-name="P5"><text:a xlink:type="simple" xlink:href="http://www.meshcon.net/"><text:span text:style-name="T2">http://www.meshcon.net</text:span></text:a></text:p>
      <text:p text:style-name="Text_20_body"/>
      <text:p text:style-name="P2">Veranstaltungsort:</text:p>
      <text:p text:style-name="Text_20_body"/>
      <text:p text:style-name="P4"><text:span text:style-name="T3">Technische Universität Berlin<text:line-break/>Institut für Berufliche Bildung und Arbeitslehre</text:span></text:p>
      <text:p text:style-name="P4"><text:span text:style-name="T3">Marchstrasse 23, MAR 1-1<text:line-break/>10587 Berlin, Germany</text:span></text:p>
      <text:p text:style-name="Text_20_body"/>
      <text:p text:style-name="P1">Wissenschaftliche Ansprechpartner:</text:p>
      <text:p text:style-name="Text_20_body"/>
      <text:p text:style-name="P1">Prof. Dr. Hans-Liudger Dienel,</text:p>
      <text:p text:style-name="P1">Professur "Arbeitslehre Technik",  Institut für Berufliche Bildung und Arbeitslehre</text:p>
      <text:p text:style-name="P1">www.technik.tu-berlin.de | www.nexusinstitut.de | www.partizipative-methoden.de</text:p>
      <text:p text:style-name="Text_20_body"/>
      <text:p text:style-name="P1">Dr. Josephine Barbe</text:p>
      <text:p text:style-name="P1">wissenschaftliche Mitarbeiterin, Institut für Berufliche Bildung und Arbeitslehre</text:p>
      <text:p text:style-name="P1">www.aloenk.tu-berlin.de</text:p>
      <text:p text:style-name="Text_20_body"/>
      <text:p text:style-name="P1">Prof. Oliver MacConnell, Professor für Betriebswirtschaftslehre und Modemanagement</text:p>
      <text:p text:style-name="P1">bbw Hochschule, Berlin</text:p>
      <text:p text:style-name="P1">www.bbw-hochschule.de | www.macconnell.de </text:p>
      <text:p text:style-name="Text_20_body"/>
      <text:p text:style-name="P1">Organisation:</text:p>
      <text:p text:style-name="Text_20_body"/>
      <text:p text:style-name="P1">Mario Behling, (B.A.,M.A.)</text:p>
      <text:p text:style-name="P1">Startup-Gründer und MeshCon ‘14  Organisator</text:p>
      <text:p text:style-name="P1">T: +49 176 243 87 682</text:p>
      <text:p text:style-name="P4"><text:span text:style-name="T3">E: </text:span><text:a xlink:type="simple" xlink:href="mailto:mb@meshcon.net"><text:span text:style-name="T2">mb@meshcon.net</text:span></text:a></text:p>
      <text:p text:style-name="P4"><text:span text:style-name="T3">W: </text:span><text:a xlink:type="simple" xlink:href="http://www.meshcon.net/"><text:span text:style-name="T2">www.meshcon.net</text:span></text:a><text:span text:style-name="T4"> </text:span></text:p>
      <text:p text:style-name="Text_20_body"/>
      <text:p text:style-name="P1">André Rebentisch (Dipl.Kfm, M.A.)</text:p>
      <text:p text:style-name="P1">Kurator MeshCon ‘14</text:p>
      <text:p text:style-name="P1">T: +49 30 41 72 25 97 </text:p>
      <text:p text:style-name="P1">F: +49 72 15 09 66 37 69</text:p>
      <text:p text:style-name="P4"><text:span text:style-name="T3">E: </text:span><text:a xlink:type="simple" xlink:href="mailto:ar@meshcon.net"><text:span text:style-name="T2">ar@meshcon.net</text:span></text:a><text:span text:style-name="T4"> </text:span><text:span text:style-name="T3"><text:line-break/>W: </text:span><text:a xlink:type="simple" xlink:href="http://www.meshcon.net/"><text:span text:style-name="T2">www.meshcon.net</text:span></text:a><text:span text:style-name="T4">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Trebuchet MS" svg:font-family="'Trebuchet M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kerspace </meta:initial-creator>
    <meta:creation-date>2014-09-26T14:58:09.410557577</meta:creation-date>
    <dc:date>2014-09-26T14:59:57.546383157</dc:date>
    <dc:creator>makerspace </dc:creator>
    <meta:editing-duration>PT23S</meta:editing-duration>
    <meta:editing-cycles>2</meta:editing-cycles>
    <meta:generator>LibreOffice/4.2.6.3$Linux_X86_64 LibreOffice_project/420m0$Build-3</meta:generator>
    <meta:document-statistic meta:table-count="0" meta:image-count="0" meta:object-count="0" meta:page-count="2" meta:paragraph-count="35" meta:word-count="534" meta:character-count="4151" meta:non-whitespace-character-count="3643"/>
  </office:meta>
</office:document-meta>
</file>